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2154" officeooo:paragraph-rsid="001b2154"/>
    </style:style>
    <style:style style:name="P2" style:family="paragraph" style:parent-style-name="Standard">
      <style:text-properties officeooo:rsid="001b746c" officeooo:paragraph-rsid="001b746c"/>
    </style:style>
    <style:style style:name="P3" style:family="paragraph" style:parent-style-name="Standard">
      <style:text-properties fo:font-size="24pt" officeooo:rsid="0026d7ba" officeooo:paragraph-rsid="0026d7ba" style:font-size-asian="24pt" style:font-size-complex="24pt"/>
    </style:style>
    <style:style style:name="P4" style:family="paragraph" style:parent-style-name="Standard">
      <style:text-properties officeooo:rsid="001b2154" officeooo:paragraph-rsid="002a7bb6"/>
    </style:style>
    <style:style style:name="P5" style:family="paragraph" style:parent-style-name="Standard">
      <style:text-properties officeooo:rsid="001b746c" officeooo:paragraph-rsid="001b746c"/>
    </style:style>
    <style:style style:name="P6" style:family="paragraph" style:parent-style-name="Standard">
      <style:text-properties officeooo:rsid="002953ac" officeooo:paragraph-rsid="002a7bb6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d7ba"/>
    </style:style>
    <style:style style:name="T2" style:family="text">
      <style:text-properties officeooo:rsid="002a7bb6"/>
    </style:style>
    <style:style style:name="T3" style:family="text"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textarea-horizontal-align="left" draw:textarea-vertical-align="middle" draw:auto-grow-height="false" draw:fit-to-size="false" fo:min-height="8.419cm" fo:min-width="15.776cm" fo:padding-top="0.131cm" fo:padding-bottom="0.131cm" fo:padding-left="0.25cm" fo:padding-right="0.25cm" fo:wrap-option="wrap" draw:shadow="hidden" draw:shadow-offset-x="0.305cm" draw:shadow-offset-y="0.305cm" draw:shadow-color="#808080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8" svg:width="16.276cm" svg:height="8.679cm" svg:x="0.66cm" svg:y="0.293cm"><text:p text:style-name="P7"><text:span text:style-name="T3">Mechanisch Erfgoed Centrum</text:span></text:p><draw:enhanced-geometry svg:viewBox="0 0 21600 21600" draw:extrusion="false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3">Brick Game</text:p>
      <text:p text:style-name="P1">Jaar: <text:span text:style-name="T1">Ongeveer jaren ‘80 (exacte jaartal onbekend)</text:span></text:p>
      <text:p text:style-name="P1"/>
      <text:p text:style-name="P4"><text:span text:style-name="T2">Beeldscherm: 1,9 inch LCD</text:span></text:p>
      <text:p text:style-name="P4"><text:span text:style-name="T2">Resolutie: 10 x 19 blokjes plus enkele icoontjes</text:span></text:p>
      <text:p text:style-name="P1"/>
      <text:p text:style-name="P2">Aantal spellen: <text:span text:style-name="T1">afhankelijk per uitvoering</text:span></text:p>
      <text:p text:style-name="P1"/>
      <text:p text:style-name="P2">Batterijen: <text:span text:style-name="T1">2 x AA</text:span></text:p>
      <text:p text:style-name="P2"/>
      <text:p text:style-name="P6">In de jaren ‘80 waren lcd-spellen populair. Dit waren draagbare versies van spellen op arcademachines: de grote spelcomputers uit de speelhal. Een Chinees bedrijf bracht op een gegeven moment ook zo’n lcd-spel uit en noemde het Apollo. Het kende alleen een variant op Tetris. <text:span text:style-name="T2">Later stopten ze meer spellen in de Apollo. Toen noemden ze het Apollo x in 1. x moet hier vervangen worden door het aantal spellen. Het betekent dus: x spellen in 1 console. Soms was dit zwaar overdreven: soms stond er “99999999 in 1” op de console. Op een gegeven moment noemden ze het Brick Game. Je kon elk spel spelen in 9 verschillende snelheden en 9 verschillende moeilijkheidsgraden. Zo kan je heel veel verschillende spellen spel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8:18:20.025000000</meta:creation-date>
    <dc:date>2017-01-17T20:20:04.785000000</dc:date>
    <meta:editing-duration>PT52M12S</meta:editing-duration>
    <meta:editing-cycles>11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7" meta:word-count="151" meta:character-count="910" meta:non-whitespace-character-count="766"/>
  </office:meta>
</office:document-meta>
</file>